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table:style-name="ce10"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table:style-name="ce10"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table:style-name="ce10"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string" office:string-value="" calcext:value-type="error">
            <text:p>#NAME?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table:style-name="ce10"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table:style-name="ce10"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table:style-name="ce10"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table:style-name="ce10"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table:style-name="ce10"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table:style-name="ce10"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table:style-name="ce10"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table:style-name="ce10"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table:style-name="ce10"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table:style-name="ce10"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table:style-name="ce10"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table:style-name="ce10"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table:style-name="ce10"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table:style-name="ce10"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table:style-name="ce10"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table:style-name="ce10"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table:style-name="ce10"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table:style-name="ce10"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/00/00</text:date>, <text:time style:data-style-name="N2" text:time-value="13:42:15.993616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7T17:43:23.802447875</dc:date>
    <meta:editing-duration>PT10H17M11S</meta:editing-duration>
    <meta:editing-cycles>22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